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d4762" officeooo:paragraph-rsid="000d4762"/>
    </style:style>
    <style:style style:name="P2" style:family="paragraph" style:parent-style-name="Standard">
      <style:text-properties officeooo:rsid="000d4762" officeooo:paragraph-rsid="000eb264"/>
    </style:style>
    <style:style style:name="P3" style:family="paragraph" style:parent-style-name="Standard">
      <style:text-properties officeooo:rsid="000eb264" officeooo:paragraph-rsid="000eb264"/>
    </style:style>
    <style:style style:name="P4" style:family="paragraph" style:parent-style-name="Standard">
      <style:text-properties officeooo:rsid="000ed03b" officeooo:paragraph-rsid="000ed03b"/>
    </style:style>
    <style:style style:name="P5" style:family="paragraph" style:parent-style-name="Standard">
      <style:text-properties officeooo:rsid="0012ada6" officeooo:paragraph-rsid="0012ada6"/>
    </style:style>
    <style:style style:name="T1" style:family="text">
      <style:text-properties officeooo:rsid="000eb264"/>
    </style:style>
    <style:style style:name="T2" style:family="text">
      <style:text-properties officeooo:rsid="000eb294"/>
    </style:style>
    <style:style style:name="T3" style:family="text">
      <style:text-properties officeooo:rsid="000fdc9d"/>
    </style:style>
    <style:style style:name="T4" style:family="text">
      <style:text-properties officeooo:rsid="0012ad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C420 Assignment 1</text:p>
      <text:p text:style-name="P1">Daniel Thomson</text:p>
      <text:p text:style-name="P1">ID: 5040702</text:p>
      <text:p text:style-name="P1"/>
      <text:p text:style-name="P1">Intro<text:span text:style-name="T2">duction</text:span>:</text:p>
      <text:p text:style-name="P1"/>
      <text:p text:style-name="P1">Background: <text:span text:style-name="T4">I decide to explore two questions; the effect of different momentum values on the train time for network and how well the network can generalize with training uses smaller subset of training data sets. I was interested in the effects of momentum on training in part to confirm what was said in lectures in reading, that 0.9 is generally the best value for momentum but also to discover how the training times scales with worse momentum values.</text:span></text:p>
      <text:p text:style-name="P1"/>
      <text:p text:style-name="P4">Effect on momentum on learning time:</text:p>
      <text:p text:style-name="P4"/>
      <text:p text:style-name="P5">This experiment is looking at how different momentum values effect the training time of the network.</text:p>
      <text:p text:style-name="P4"/>
      <text:p text:style-name="P4">Setup: For this experiment I used the XOR data set, <text:span text:style-name="T3">which contains the 4 different input/output data of XOR. The network architecture used was 2:2:1. T</text:span>raining <text:span text:style-name="T3">was done </text:span>on 30 different initial weight configuration with 9 different momentum values (0.1, 0.2, …., 0.9). <text:span text:style-name="T3">The other learning parameter were set to 0.1 for learning constant and 0.02 for error criterion for all training.</text:span></text:p>
      <text:p text:style-name="P4"/>
      <text:p text:style-name="P4">Result:</text:p>
      <text:p text:style-name="P4"/>
      <text:p text:style-name="P4">Generalization of network with smaller training set<text:span text:style-name="T4">s</text:span>:</text:p>
      <text:p text:style-name="P4"/>
      <text:p text:style-name="P5">This experiment is looking at how well the network generalizes when trained with smaller subset of the main training data set.</text:p>
      <text:p text:style-name="P4"/>
      <text:p text:style-name="P4">Setup: For this experiment I used the Iris data set, which contains 150 input patterns <text:span text:style-name="T3">of</text:span> iris measurement<text:span text:style-name="T3">s</text:span> used to classify the plants. The network architecture used was 3:4:3. <text:s/><text:span text:style-name="T3">All testing was done with consistent initial weights. The learning parameters I used through out testing was learning constant = 0.1, momentum = 0.9, error criterion = 0.1. I testing with 5 different sizes of subsets from the iris data (90%, 70%, 50%, 30%, 10%). The subsets were randomly generated 16 times for each subset size. After training with each subset, testing with the whole iris data set through the network was performed, and the percentage of correct output being generated was extracted. </text:span></text:p>
      <text:p text:style-name="P4"/>
      <text:p text:style-name="P4">Result:</text:p>
      <text:p text:style-name="P4"/>
      <text:p text:style-name="P1"/>
      <text:p text:style-name="P1">Discussion:</text:p>
      <text:p text:style-name="P1"/>
      <text:p text:style-name="P1">Appendix:</text:p>
      <text:p text:style-name="P1"/>
      <text:p text:style-name="P1">When you run the program a menu with these options will show up :</text:p>
      <text:p text:style-name="P1"/>
      <text:p text:style-name="P1">1 initialize : Will ask you to input the file names for the parameter file, input file and teacher file. Will then create a network based <text:s/>on the information in these files. Must use this command before you can use any other command (apart from quit).</text:p>
      <text:p text:style-name="P1"/>
      <text:p text:style-name="P1"><text:soft-page-break/>2 change learning parameter : Will bring up the change learning parameter sub-menu :</text:p>
      <text:p text:style-name="P1"><text:s/></text:p>
      <text:p text:style-name="P1"><text:tab/>1 change learning constant : Will ask you to input a new learning constant value.</text:p>
      <text:p text:style-name="P1"><text:tab/>2 change momentum : Will ask you to input a new momentum value.</text:p>
      <text:p text:style-name="P1"><text:tab/>3 change error criterion : Will ask you to input a new error criterion value.</text:p>
      <text:p text:style-name="P1"><text:tab/>0 back : Will return you to the main menu.</text:p>
      <text:p text:style-name="P1"/>
      <text:p text:style-name="P1">3 learn : Will bring up the learning menu :</text:p>
      <text:p text:style-name="P1"/>
      <text:p text:style-name="P1"><text:tab/>1 learn to error criterion : <text:bookmark-start text:name="__DdeLink__0_221213815"/>Will train the network with data from initialize<text:span text:style-name="T1">d</text:span> input and teacher <text:tab/><text:tab/><text:tab/><text:tab/><text:tab/> <text:s text:c="6"/>files,<text:bookmark-end text:name="__DdeLink__0_221213815"/> <text:span text:style-name="T1">until the population error of the network is less than the error <text:tab/><text:tab/><text:tab/><text:tab/><text:tab/> <text:s text:c="6"/>criterion. Will end early if train reaches 250000 epochs</text:span></text:p>
      <text:p text:style-name="P2"><text:tab/><text:span text:style-name="T1">2 learn to specific epoch : </text:span>Will <text:span text:style-name="T1">ask you to input a number of epoch to train for and then</text:span> train the <text:tab/><text:tab/><text:tab/><text:tab/> <text:s text:c="6"/>network with data from initialize<text:span text:style-name="T1">d</text:span> input and <text:span text:style-name="T1">teacher </text:span>files, <text:span text:style-name="T1">for the <text:tab/><text:tab/><text:tab/><text:tab/><text:tab/> <text:s text:c="6"/>specified amount of epochs.</text:span></text:p>
      <text:p text:style-name="P2"><text:tab/><text:span text:style-name="T1">0 back : Will return you to the main menu.</text:span></text:p>
      <text:p text:style-name="P2"/>
      <text:p text:style-name="P3">4 test : Will pass input from input file through the network, showing the activation of unit during <text:tab/>forward propagation. Will compare network output to expected output and count the number of <text:tab/>correct matches.</text:p>
      <text:p text:style-name="P3"/>
      <text:p text:style-name="P3">5 show weights : Will print out three tables displays the weights of the network. First table show Input <text:tab/><text:tab/><text:tab/> <text:s text:c="3"/>layer to Hidden layer weights, second will show hidden layer to output layer weights <text:tab/><text:tab/><text:tab/> <text:s text:c="3"/>and the last table show bias weights.</text:p>
      <text:p text:style-name="P3"/>
      <text:p text:style-name="P3">6 show learning parameters : Will display the learning constant, momentum and error criterion <text:tab/><text:tab/><text:tab/><text:tab/><text:tab/><text:tab/>currently set for the network.</text:p>
      <text:p text:style-name="P3"/>
      <text:p text:style-name="P3">7 reset : Will bring up the reset sub menu :</text:p>
      <text:p text:style-name="P3"><text:tab/></text:p>
      <text:p text:style-name="P3"><text:tab/>1 reset to start weights : Will set the weights in the network back to the weights before any <text:tab/><text:tab/><text:tab/>training occurred.</text:p>
      <text:p text:style-name="P3"><text:s text:c="6"/><text:tab/>2 reset with new random weights : Will re initialize the network with new random weights in <text:tab/><text:tab/><text:tab/>the range of +/- 0.3.</text:p>
      <text:p text:style-name="P2"><text:tab/><text:span text:style-name="T1">0 back : Will return you back to the main menu.</text:span></text:p>
      <text:p text:style-name="P2"/>
      <text:p text:style-name="P2"><text:span text:style-name="T1">0 quit : Will stop the program.</text:span><text:tab/><text:tab/><text:tab/><text:tab/> <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5:31:36.251075130</meta:creation-date>
    <dc:date>2018-04-26T16:58:36.835010734</dc:date>
    <meta:editing-duration>PT8M46S</meta:editing-duration>
    <meta:editing-cycles>3</meta:editing-cycles>
    <meta:generator>LibreOffice/5.4.6.2$Linux_X86_64 LibreOffice_project/40$Build-2</meta:generator>
    <meta:document-statistic meta:table-count="0" meta:image-count="0" meta:object-count="0" meta:page-count="2" meta:paragraph-count="36" meta:word-count="702" meta:character-count="4101" meta:non-whitespace-character-count="3327"/>
  </office:meta>
</office:document-meta>
</file>